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2f76e" officeooo:paragraph-rsid="0012f76e" style:language-asian="zxx" style:country-asian="none" style:language-complex="zxx" style:country-complex="none"/>
    </style:style>
    <style:style style:name="P2" style:family="paragraph" style:parent-style-name="Standard" style:list-style-name="L2">
      <style:text-properties fo:language="zxx" fo:country="none" officeooo:rsid="0012f76e" officeooo:paragraph-rsid="0012f76e" style:language-asian="zxx" style:country-asian="none" style:language-complex="zxx" style:country-complex="none"/>
    </style:style>
    <style:style style:name="T1" style:family="text">
      <style:text-properties officeooo:rsid="00138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P_1:</text:p>
      <text:p text:style-name="P1"/>
      <text:p text:style-name="P1">Question 1:</text:p>
      <text:p text:style-name="P1"/>
      <text:list xml:id="list1913433981" text:style-name="L2">
        <text:list-item>
          <text:p text:style-name="P2">Dvector x; x = Dvector(3, 1.); <text:s/><text:span text:style-name="T1">instancie x puis essaie d'affecter Dvector(3, 1.) à x. Si on n'a pas surchargé equals, on risque d'obtenir des erreurs sur les valeurs (on obtient 0, 1, 1 dans ce cas).</text:span></text:p>
          <text:p text:style-name="P2"/>
        </text:list-item>
        <text:list-item>
          <text:p text:style-name="P2">Dvector x = Dvector(3, 1.); <text:s/><text:span text:style-name="T1">initialise x à Dvector(3, 1.). On n'a donc pas besoin de surcharge pour obtenir la bonne valeur de x.</text:span></text:p>
        </text:list-item>
      </text:list>
      <text:p text:style-name="P1"/>
      <text:p text:style-name="P1"/>
      <text:list xml:id="list124159680689061" text:continue-numbering="true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39:05.396153171</meta:creation-date>
    <dc:date>2019-02-20T12:41:58.336379069</dc:date>
    <meta:editing-duration>PT42M12S</meta:editing-duration>
    <meta:editing-cycles>1</meta:editing-cycles>
    <meta:document-statistic meta:table-count="0" meta:image-count="0" meta:object-count="0" meta:page-count="1" meta:paragraph-count="6" meta:word-count="69" meta:character-count="358" meta:non-whitespace-character-count="295"/>
    <meta:generator>LibreOffice/5.3.6.1$Linux_X86_64 LibreOffice_project/30$Build-1</meta:generator>
  </office:meta>
</office:document-meta>
</file>